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278cm" table:align="center"/>
    </style:style>
    <style:style style:name="Table1.A" style:family="table-column">
      <style:table-column-properties style:column-width="7.2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7.246cm"/>
    </style:style>
    <style:style style:name="Table2.B" style:family="table-column">
      <style:table-column-properties style:column-width="10.07cm"/>
    </style:style>
    <style:style style:name="Table2.C" style:family="table-column">
      <style:table-column-properties style:column-width="0.273cm"/>
    </style:style>
    <style:style style:name="Table2.A1" style:family="table-cell">
      <style:table-cell-properties style:vertical-align="middle" fo:background-color="#aaaaaa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>
        <style:background-image/>
      </style:table-cell-properties>
    </style:style>
    <style:style style:name="Table2.C1" style:family="table-cell">
      <style:table-cell-properties style:border-line-width="0cm 0.004cm 0.002cm" fo:padding="0.049cm" fo:border="0.05pt double #808080"/>
    </style:style>
    <style:style style:name="Table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1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1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1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1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12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B12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C12" style:family="table-cell">
      <style:table-cell-properties style:vertical-align="middle" style:border-line-width-left="0cm 0.004cm 0.002cm" style:border-line-width-right="0cm 0.004cm 0.002cm" fo:padding="0.049cm" fo:border-left="0.05pt double #808080" fo:border-right="0.05pt double #808080" fo:border-top="none" fo:border-bottom="0.1pt solid #808080"/>
    </style:style>
    <style:style style:name="Table2.A13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B13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C13" style:family="table-cell">
      <style:table-cell-properties style:vertical-align="middle" style:border-line-width-left="0cm 0.004cm 0.002cm" style:border-line-width-right="0cm 0.004cm 0.002cm" fo:padding="0.049cm" fo:border-left="0.05pt double #808080" fo:border-right="0.05pt double #808080" fo:border-top="none" fo:border-bottom="0.1pt solid #808080"/>
    </style:style>
    <style:style style:name="Table2.A14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B14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C14" style:family="table-cell">
      <style:table-cell-properties style:vertical-align="middle" style:border-line-width-left="0cm 0.004cm 0.002cm" style:border-line-width-right="0cm 0.004cm 0.002cm" fo:padding="0.049cm" fo:border-left="0.05pt double #808080" fo:border-right="0.05pt double #808080" fo:border-top="none" fo:border-bottom="0.1pt solid #808080"/>
    </style:style>
    <style:style style:name="Table2.A15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B15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C15" style:family="table-cell">
      <style:table-cell-properties style:vertical-align="middle" style:border-line-width-left="0cm 0.004cm 0.002cm" style:border-line-width-right="0cm 0.004cm 0.002cm" fo:padding="0.049cm" fo:border-left="0.05pt double #808080" fo:border-right="0.05pt double #808080" fo:border-top="none" fo:border-bottom="0.1pt solid #808080"/>
    </style:style>
    <style:style style:name="Table2.A16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B16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C16" style:family="table-cell">
      <style:table-cell-properties style:vertical-align="middle" style:border-line-width-left="0cm 0.004cm 0.002cm" style:border-line-width-right="0cm 0.004cm 0.002cm" fo:padding="0.049cm" fo:border-left="0.05pt double #808080" fo:border-right="0.05pt double #808080" fo:border-top="none" fo:border-bottom="0.1pt solid #808080"/>
    </style:style>
    <style:style style:name="Table2.A17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B17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C17" style:family="table-cell">
      <style:table-cell-properties style:vertical-align="middle" style:border-line-width-left="0cm 0.004cm 0.002cm" style:border-line-width-right="0cm 0.004cm 0.002cm" fo:padding="0.049cm" fo:border-left="0.05pt double #808080" fo:border-right="0.05pt double #808080" fo:border-top="none" fo:border-bottom="0.1pt solid #808080"/>
    </style:style>
    <style:style style:name="Table2.A1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1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1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1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0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B20" style:family="table-cell">
      <style:table-cell-properties style:vertical-align="middle" style:border-line-width-left="0cm 0.004cm 0.002cm" fo:padding="0.049cm" fo:border-left="0.05pt double #808080" fo:border-right="none" fo:border-top="none" fo:border-bottom="0.1pt solid #808080"/>
    </style:style>
    <style:style style:name="Table2.C20" style:family="table-cell">
      <style:table-cell-properties style:vertical-align="middle" style:border-line-width-left="0cm 0.004cm 0.002cm" style:border-line-width-right="0cm 0.004cm 0.002cm" fo:padding="0.049cm" fo:border-left="0.05pt double #808080" fo:border-right="0.05pt double #808080" fo:border-top="none" fo:border-bottom="0.1pt solid #808080"/>
    </style:style>
    <style:style style:name="Table2.A2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2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2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2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3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4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5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6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7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8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3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39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3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4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40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4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2.A4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B41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C4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Text_20_body">
      <style:paragraph-properties fo:margin-top="0cm" fo:margin-bottom="0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><text:s text:c="2"/>__ <text:s/>__ <text:s text:c="6"/>____ <text:s text:c="2"/>___ <text:s/>_</text:p>
            <text:p text:style-name="Preformatted_20_Text"><text:s/>| <text:s/>\/ <text:s/>|_ <text:s text:c="2"/>_/ ___| / _ \| |</text:p>
            <text:p text:style-name="Preformatted_20_Text"><text:s/>| |\/| | | | \___ \| | | | |</text:p>
            <text:p text:style-name="Preformatted_20_Text"><text:s/>| | <text:s/>| | |_| |___) | |_| | |___</text:p>
            <text:p text:style-name="Preformatted_20_Text"><text:s/>|_| <text:s/>|_|\__, |____/ \__\_\_____|</text:p>
            <text:p text:style-name="Preformatted_20_Text"><text:s text:c="9"/>|___/</text:p>
            <text:p text:style-name="P4"><text:s/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2">Handy MySQL Commands</text:p>
          </table:table-cell>
          <table:covered-table-cell/>
          <table:table-cell table:style-name="Table2.C1" office:value-type="string">
            <text:p text:style-name="P3"/>
          </table:table-cell>
        </table:table-row>
        <table:table-row>
          <table:table-cell table:style-name="Table2.A40" office:value-type="string">
            <text:p text:style-name="P1">Description</text:p>
          </table:table-cell>
          <table:table-cell table:style-name="Table2.B40" office:value-type="string">
            <text:p text:style-name="P1">Command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To login (from unix shell) use -h only if needed.</text:p>
          </table:table-cell>
          <table:table-cell table:style-name="Table2.B40" office:value-type="string">
            <text:p text:style-name="Table_20_Contents">[mysql dir]/bin/mysql -h hostname -u root -p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Create a database on the sql server.</text:p>
          </table:table-cell>
          <table:table-cell table:style-name="Table2.B40" office:value-type="string">
            <text:p text:style-name="Table_20_Contents">create database [database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List all databases on the sql server.</text:p>
          </table:table-cell>
          <table:table-cell table:style-name="Table2.B40" office:value-type="string">
            <text:p text:style-name="Table_20_Contents">show databases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Switch to a database.</text:p>
          </table:table-cell>
          <table:table-cell table:style-name="Table2.B40" office:value-type="string">
            <text:p text:style-name="Table_20_Contents">use [db 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To see all the tables in the db.</text:p>
          </table:table-cell>
          <table:table-cell table:style-name="Table2.B40" office:value-type="string">
            <text:p text:style-name="Table_20_Contents">show tables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To see database's field formats.</text:p>
          </table:table-cell>
          <table:table-cell table:style-name="Table2.B40" office:value-type="string">
            <text:p text:style-name="Table_20_Contents">describe [table 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To delete a db.</text:p>
          </table:table-cell>
          <table:table-cell table:style-name="Table2.B40" office:value-type="string">
            <text:p text:style-name="Table_20_Contents">drop database [database 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To delete a table.</text:p>
          </table:table-cell>
          <table:table-cell table:style-name="Table2.B40" office:value-type="string">
            <text:p text:style-name="Table_20_Contents">drop table [table 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Show all data in a table.</text:p>
          </table:table-cell>
          <table:table-cell table:style-name="Table2.B40" office:value-type="string">
            <text:p text:style-name="Table_20_Contents">SELECT * FROM [table 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12" office:value-type="string">
            <text:p text:style-name="Table_20_Contents">Returns the columns and column information pertaining to the designated table.</text:p>
          </table:table-cell>
          <table:table-cell table:style-name="Table2.B12" office:value-type="string">
            <text:p text:style-name="Table_20_Contents">show columns from [table name];</text:p>
          </table:table-cell>
          <table:table-cell table:style-name="Table2.C12" office:value-type="string">
            <text:p text:style-name="P3"/>
          </table:table-cell>
        </table:table-row>
        <table:table-row>
          <table:table-cell table:style-name="Table2.A13" office:value-type="string">
            <text:p text:style-name="Table_20_Contents">Show certain selected rows with the value "whatever".</text:p>
          </table:table-cell>
          <table:table-cell table:style-name="Table2.B13" office:value-type="string">
            <text:p text:style-name="Table_20_Contents">SELECT * FROM [table name] WHERE [field name] = "whatever";</text:p>
          </table:table-cell>
          <table:table-cell table:style-name="Table2.C13" office:value-type="string">
            <text:p text:style-name="P3"/>
          </table:table-cell>
        </table:table-row>
        <table:table-row>
          <table:table-cell table:style-name="Table2.A14" office:value-type="string">
            <text:p text:style-name="Table_20_Contents">Show all records containing the name "Bob" AND the phone number '3444444'.</text:p>
          </table:table-cell>
          <table:table-cell table:style-name="Table2.B14" office:value-type="string">
            <text:p text:style-name="Table_20_Contents">SELECT * FROM [table name] WHERE name = "Bob" AND phone_number = '3444444';</text:p>
          </table:table-cell>
          <table:table-cell table:style-name="Table2.C14" office:value-type="string">
            <text:p text:style-name="P3"/>
          </table:table-cell>
        </table:table-row>
        <table:table-row>
          <table:table-cell table:style-name="Table2.A15" office:value-type="string">
            <text:p text:style-name="Table_20_Contents">Show all records not containing the name "Bob" AND the phone number '3444444' order by the phone_number field.</text:p>
          </table:table-cell>
          <table:table-cell table:style-name="Table2.B15" office:value-type="string">
            <text:p text:style-name="Table_20_Contents">SELECT * FROM [table name] WHERE name != "Bob" AND phone_number = '3444444' order by phone_number;</text:p>
          </table:table-cell>
          <table:table-cell table:style-name="Table2.C15" office:value-type="string">
            <text:p text:style-name="P3"/>
          </table:table-cell>
        </table:table-row>
        <table:table-row>
          <table:table-cell table:style-name="Table2.A16" office:value-type="string">
            <text:p text:style-name="Table_20_Contents">Show all records starting with the letters 'bob' AND the phone number '3444444'.</text:p>
          </table:table-cell>
          <table:table-cell table:style-name="Table2.B16" office:value-type="string">
            <text:p text:style-name="Table_20_Contents">SELECT * FROM [table name] WHERE name like "Bob%" AND phone_number = '3444444';</text:p>
          </table:table-cell>
          <table:table-cell table:style-name="Table2.C16" office:value-type="string">
            <text:p text:style-name="P3"/>
          </table:table-cell>
        </table:table-row>
        <table:table-row>
          <table:table-cell table:style-name="Table2.A17" office:value-type="string">
            <text:p text:style-name="Table_20_Contents">Use a regular expression to find records. Use "REGEXP BINARY" to force case-sensitivity. This finds any record beginning with a.</text:p>
          </table:table-cell>
          <table:table-cell table:style-name="Table2.B17" office:value-type="string">
            <text:p text:style-name="Table_20_Contents">SELECT * FROM [table name] WHERE rec RLIKE "^a$";</text:p>
          </table:table-cell>
          <table:table-cell table:style-name="Table2.C17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Show unique records.</text:p>
          </table:table-cell>
          <table:table-cell table:style-name="Table2.B40" office:value-type="string">
            <text:p text:style-name="Table_20_Contents">SELECT DISTINCT [column name] FROM [table 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Show selected records sorted in an ascending (asc) or descending (desc).</text:p>
          </table:table-cell>
          <table:table-cell table:style-name="Table2.B40" office:value-type="string">
            <text:p text:style-name="Table_20_Contents">SELECT [col1],[col2] FROM [table name] ORDER BY [col2] DESC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20" office:value-type="string">
            <text:p text:style-name="Table_20_Contents">Count rows.</text:p>
          </table:table-cell>
          <table:table-cell table:style-name="Table2.B20" office:value-type="string">
            <text:p text:style-name="Table_20_Contents">SELECT COUNT(*) FROM [table name];</text:p>
          </table:table-cell>
          <table:table-cell table:style-name="Table2.C2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Join tables on common columns.</text:p>
          </table:table-cell>
          <table:table-cell table:style-name="Table2.B40" office:value-type="string">
            <text:p text:style-name="Table_20_Contents">select lookup.illustrationid, lookup.personid,person.birthday from lookup<text:line-break/>left join person on <text:soft-page-break/>lookup.personid=person.personid=statement to join birthday in person table with primary illustration id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Switch to the mysql db. Create a new user.</text:p>
          </table:table-cell>
          <table:table-cell table:style-name="Table2.B40" office:value-type="string">
            <text:p text:style-name="Table_20_Contents">INSERT INTO [table name] (Host,User,Password) VALUES('%','user',PASSWORD('password')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Change a users password.(from unix shell).</text:p>
          </table:table-cell>
          <table:table-cell table:style-name="Table2.B40" office:value-type="string">
            <text:p text:style-name="Table_20_Contents">[mysql dir]/bin/mysqladmin -u root -h hostname.blah.org -p password 'new-password'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Change a users password.(from MySQL prompt).</text:p>
          </table:table-cell>
          <table:table-cell table:style-name="Table2.B40" office:value-type="string">
            <text:p text:style-name="Table_20_Contents">SET PASSWORD FOR 'user'@'hostname' = PASSWORD('passwordhere'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Switch to mysql db.Give user privilages for a db.</text:p>
          </table:table-cell>
          <table:table-cell table:style-name="Table2.B40" office:value-type="string">
            <text:p text:style-name="Table_20_Contents">INSERT INTO [table name] (Host,Db,User,Select_priv,Insert_priv,Update_priv,Delete_priv,Create_priv,Drop_priv) VALUES ('%','db','user','Y','Y','Y','Y','Y','N'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To update info already in a table.</text:p>
          </table:table-cell>
          <table:table-cell table:style-name="Table2.B40" office:value-type="string">
            <text:p text:style-name="Table_20_Contents">UPDATE [table name] SET Select_priv = 'Y',Insert_priv = 'Y',Update_priv = 'Y' where [field name] = 'user'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Delete a row(s) from a table.</text:p>
          </table:table-cell>
          <table:table-cell table:style-name="Table2.B40" office:value-type="string">
            <text:p text:style-name="Table_20_Contents">DELETE from [table name] where [field name] = 'whatever'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Update database permissions/privilages.</text:p>
          </table:table-cell>
          <table:table-cell table:style-name="Table2.B40" office:value-type="string">
            <text:p text:style-name="Table_20_Contents">FLUSH PRIVILEGES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Delete a column.</text:p>
          </table:table-cell>
          <table:table-cell table:style-name="Table2.B40" office:value-type="string">
            <text:p text:style-name="Table_20_Contents">alter table [table name] drop column [column 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Add a new column to db.</text:p>
          </table:table-cell>
          <table:table-cell table:style-name="Table2.B40" office:value-type="string">
            <text:p text:style-name="Table_20_Contents">alter table [table name] add column [new column name] varchar (20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Change column name.</text:p>
          </table:table-cell>
          <table:table-cell table:style-name="Table2.B40" office:value-type="string">
            <text:p text:style-name="Table_20_Contents">alter table [table name] change [old column name] [new column name] varchar (50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Make a unique column so you get no dupes.</text:p>
          </table:table-cell>
          <table:table-cell table:style-name="Table2.B40" office:value-type="string">
            <text:p text:style-name="Table_20_Contents">alter table [table name] add unique ([column name]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Make a column bigger.</text:p>
          </table:table-cell>
          <table:table-cell table:style-name="Table2.B40" office:value-type="string">
            <text:p text:style-name="Table_20_Contents">alter table [table name] modify [column name] VARCHAR(3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Delete unique from table.</text:p>
          </table:table-cell>
          <table:table-cell table:style-name="Table2.B40" office:value-type="string">
            <text:p text:style-name="Table_20_Contents">alter table [table name] drop index [colmn name]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Load a CSV file into a table.</text:p>
          </table:table-cell>
          <table:table-cell table:style-name="Table2.B40" office:value-type="string">
            <text:p text:style-name="Table_20_Contents">LOAD DATA INFILE '/tmp/filename.csv' replace INTO TABLE [table name] FIELDS TERMINATED BY ',' LINES TERMINATED BY '\n' (field1,field2,field3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Dump all databases for backup. Backup file is sql commands to recreate all db's.</text:p>
          </table:table-cell>
          <table:table-cell table:style-name="Table2.B40" office:value-type="string">
            <text:p text:style-name="Table_20_Contents">[mysql dir]/bin/mysqldump -u root -ppassword --opt &gt;/tmp/alldatabases.sql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Dump one database for backup.</text:p>
          </table:table-cell>
          <table:table-cell table:style-name="Table2.B40" office:value-type="string">
            <text:p text:style-name="Table_20_Contents">[mysql dir]/bin/mysqldump -u username -ppassword --databases databasename &gt;/tmp/databasename.sql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Dump a table from a database.</text:p>
          </table:table-cell>
          <table:table-cell table:style-name="Table2.B40" office:value-type="string">
            <text:p text:style-name="Table_20_Contents">[mysql dir]/bin/mysqldump -c -u username -ppassword databasename tablename &gt; /tmp/databasename.tablename.sql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Restore database (or database table) from backup.</text:p>
          </table:table-cell>
          <table:table-cell table:style-name="Table2.B40" office:value-type="string">
            <text:p text:style-name="Table_20_Contents">[mysql dir]/bin/mysql -u username -ppassword databasename &lt; /tmp/databasename.sql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0" office:value-type="string">
            <text:p text:style-name="Table_20_Contents">Create Table Example 1.</text:p>
          </table:table-cell>
          <table:table-cell table:style-name="Table2.B40" office:value-type="string">
            <text:p text:style-name="Table_20_Contents">CREATE TABLE [table name] (firstname VARCHAR(20), middleinitial VARCHAR(3), lastname VARCHAR(35),suffix VARCHAR(3),<text:line-break/>officeid VARCHAR(10),userid VARCHAR(15),username VARCHAR(8),email VARCHAR(35),phone <text:soft-page-break/>VARCHAR(25), groups <text:line-break/>VARCHAR(15),datestamp DATE,timestamp time,pgpemail VARCHAR(255));</text:p>
          </table:table-cell>
          <table:table-cell table:style-name="Table2.C40" office:value-type="string">
            <text:p text:style-name="P3"/>
          </table:table-cell>
        </table:table-row>
        <table:table-row>
          <table:table-cell table:style-name="Table2.A41" office:value-type="string">
            <text:p text:style-name="Table_20_Contents">Create Table Example 2.</text:p>
          </table:table-cell>
          <table:table-cell table:style-name="Table2.B41" office:value-type="string">
            <text:p text:style-name="Table_20_Contents">create table [table name] (personid int(50) not null auto_increment primary key,firstname varchar(35),middlename varchar(50),lastname varchar(50) default 'bato');</text:p>
          </table:table-cell>
          <table:table-cell table:style-name="Table2.C4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0:37:07.625843216</meta:creation-date>
    <dc:date>2019-02-08T10:37:38.428187856</dc:date>
    <meta:editing-duration>PT31S</meta:editing-duration>
    <meta:editing-cycles>1</meta:editing-cycles>
    <meta:document-statistic meta:table-count="2" meta:image-count="0" meta:object-count="0" meta:page-count="3" meta:paragraph-count="88" meta:word-count="667" meta:character-count="4635" meta:non-whitespace-character-count="4024"/>
    <meta:generator>LibreOffice/5.1.6.2$Linux_X86_64 LibreOffice_project/10m0$Build-2</meta:generator>
  </office:meta>
</office:document-meta>
</file>